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svg:stroke-opacity="100%" draw:fill="solid" draw:fill-color="#dddddd" draw:opacity="100%" draw:opacity-name="" draw:textarea-horizontal-align="justify" draw:textarea-vertical-align="middle" draw:auto-grow-height="false" fo:min-height="0.352cm" fo:min-width="0.047cm" draw:shadow="hidden" draw:shadow-offset-x="1.129cm" draw:shadow-offset-y="-1.129cm" draw:shadow-opacity="54%"/>
    </style:style>
    <style:style style:name="gr2" style:family="graphic" style:parent-style-name="standard">
      <style:graphic-properties draw:stroke="solid" svg:stroke-color="#000000" svg:stroke-opacity="100%" draw:fill="solid" draw:fill-color="#dddddd" draw:opacity="100%" draw:opacity-name="" draw:textarea-horizontal-align="justify" draw:textarea-vertical-align="middle" draw:auto-grow-height="false" fo:min-height="0.353cm" fo:min-width="0.047cm" draw:shadow="hidden" draw:shadow-offset-x="1.129cm" draw:shadow-offset-y="-1.129cm" draw:shadow-opacity="54%"/>
    </style:style>
    <style:style style:name="P1" style:family="paragraph">
      <loext:graphic-properties draw:fill="solid" draw:fill-color="#dddddd" draw:opacity="100%"/>
      <style:paragraph-properties fo:text-align="center"/>
    </style:style>
  </office:automatic-styles>
  <office:body>
    <office:drawing>
      <draw:page draw:name="page1" draw:style-name="dp1" draw:master-page-name="master-page3">
        <draw:custom-shape draw:style-name="gr1" draw:text-style-name="P1" draw:layer="layout" svg:width="0.204cm" svg:height="0.508cm" svg:x="2.072cm" svg:y="2.5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2.131cm" svg:y="2.5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2.189cm" svg:y="2.5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247cm" svg:y="2.5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073cm" svg:y="2.171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2.132cm" svg:y="2.171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2.19cm" svg:y="2.171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248cm" svg:y="2.171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31cm" svg:y="2.571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2.369cm" svg:y="2.571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2.427cm" svg:y="2.571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485cm" svg:y="2.571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311cm" svg:y="2.1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2.37cm" svg:y="2.1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2.428cm" svg:y="2.1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486cm" svg:y="2.1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873cm" svg:y="2.771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932cm" svg:y="2.771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99cm" svg:y="2.771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048cm" svg:y="2.771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874cm" svg:y="2.3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933cm" svg:y="2.3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991cm" svg:y="2.3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049cm" svg:y="2.3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111cm" svg:y="2.7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2.17cm" svg:y="2.7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2.228cm" svg:y="2.7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286cm" svg:y="2.7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112cm" svg:y="2.3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2.171cm" svg:y="2.3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2.229cm" svg:y="2.3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287cm" svg:y="2.3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673cm" svg:y="2.971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732cm" svg:y="2.971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79cm" svg:y="2.971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848cm" svg:y="2.971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674cm" svg:y="2.5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733cm" svg:y="2.5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791cm" svg:y="2.5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849cm" svg:y="2.5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911cm" svg:y="2.9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97cm" svg:y="2.9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2.028cm" svg:y="2.9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086cm" svg:y="2.9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912cm" svg:y="2.5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971cm" svg:y="2.5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2.029cm" svg:y="2.5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087cm" svg:y="2.5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474cm" svg:y="3.1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533cm" svg:y="3.1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591cm" svg:y="3.1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649cm" svg:y="3.1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475cm" svg:y="2.7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534cm" svg:y="2.7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592cm" svg:y="2.7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65cm" svg:y="2.7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712cm" svg:y="3.1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771cm" svg:y="3.1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829cm" svg:y="3.1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887cm" svg:y="3.1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713cm" svg:y="2.7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772cm" svg:y="2.7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83cm" svg:y="2.7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888cm" svg:y="2.7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273cm" svg:y="3.371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332cm" svg:y="3.371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39cm" svg:y="3.371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448cm" svg:y="3.371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274cm" svg:y="2.9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333cm" svg:y="2.9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391cm" svg:y="2.9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449cm" svg:y="2.9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511cm" svg:y="3.3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57cm" svg:y="3.3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628cm" svg:y="3.3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686cm" svg:y="3.3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512cm" svg:y="2.9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571cm" svg:y="2.9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629cm" svg:y="2.9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687cm" svg:y="2.9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074cm" svg:y="3.5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133cm" svg:y="3.5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191cm" svg:y="3.5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249cm" svg:y="3.5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075cm" svg:y="3.1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134cm" svg:y="3.1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192cm" svg:y="3.1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25cm" svg:y="3.1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312cm" svg:y="3.5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371cm" svg:y="3.5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429cm" svg:y="3.5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487cm" svg:y="3.5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313cm" svg:y="3.1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372cm" svg:y="3.1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43cm" svg:y="3.1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488cm" svg:y="3.1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0.874cm" svg:y="3.7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0.933cm" svg:y="3.7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0.991cm" svg:y="3.7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049cm" svg:y="3.7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0.875cm" svg:y="3.3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0.934cm" svg:y="3.3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0.992cm" svg:y="3.3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05cm" svg:y="3.3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112cm" svg:y="3.7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171cm" svg:y="3.7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229cm" svg:y="3.7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287cm" svg:y="3.7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113cm" svg:y="3.3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172cm" svg:y="3.3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23cm" svg:y="3.3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288cm" svg:y="3.3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0.675cm" svg:y="3.9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0.734cm" svg:y="3.9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0.792cm" svg:y="3.9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0.85cm" svg:y="3.9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0.676cm" svg:y="3.5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0.735cm" svg:y="3.5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0.793cm" svg:y="3.5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0.851cm" svg:y="3.5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0.913cm" svg:y="3.9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0.972cm" svg:y="3.9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03cm" svg:y="3.9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088cm" svg:y="3.9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0.914cm" svg:y="3.5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0.973cm" svg:y="3.5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031cm" svg:y="3.5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089cm" svg:y="3.5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073cm" svg:y="1.771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2.132cm" svg:y="1.771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2.19cm" svg:y="1.771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248cm" svg:y="1.771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074cm" svg:y="1.3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2.133cm" svg:y="1.3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2.191cm" svg:y="1.3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249cm" svg:y="1.3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311cm" svg:y="1.7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2.37cm" svg:y="1.7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2.428cm" svg:y="1.7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486cm" svg:y="1.7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312cm" svg:y="1.3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2.371cm" svg:y="1.3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2.429cm" svg:y="1.3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487cm" svg:y="1.3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874cm" svg:y="1.9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933cm" svg:y="1.9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991cm" svg:y="1.9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049cm" svg:y="1.9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875cm" svg:y="1.5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934cm" svg:y="1.5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992cm" svg:y="1.5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05cm" svg:y="1.5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112cm" svg:y="1.9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2.171cm" svg:y="1.9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2.229cm" svg:y="1.9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287cm" svg:y="1.9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113cm" svg:y="1.5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2.172cm" svg:y="1.5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2.23cm" svg:y="1.5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288cm" svg:y="1.5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674cm" svg:y="2.1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733cm" svg:y="2.1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791cm" svg:y="2.1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849cm" svg:y="2.1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675cm" svg:y="1.7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734cm" svg:y="1.7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792cm" svg:y="1.7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85cm" svg:y="1.7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912cm" svg:y="2.1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971cm" svg:y="2.1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2.029cm" svg:y="2.1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087cm" svg:y="2.1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913cm" svg:y="1.7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972cm" svg:y="1.7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2.03cm" svg:y="1.7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088cm" svg:y="1.7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475cm" svg:y="2.3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534cm" svg:y="2.3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592cm" svg:y="2.3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65cm" svg:y="2.3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476cm" svg:y="1.9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535cm" svg:y="1.9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593cm" svg:y="1.9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651cm" svg:y="1.9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713cm" svg:y="2.3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772cm" svg:y="2.3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83cm" svg:y="2.3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888cm" svg:y="2.3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714cm" svg:y="1.9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773cm" svg:y="1.9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831cm" svg:y="1.9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889cm" svg:y="1.9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274cm" svg:y="2.5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333cm" svg:y="2.5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391cm" svg:y="2.5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449cm" svg:y="2.5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275cm" svg:y="2.1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334cm" svg:y="2.1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392cm" svg:y="2.1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45cm" svg:y="2.1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512cm" svg:y="2.5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571cm" svg:y="2.5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629cm" svg:y="2.5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687cm" svg:y="2.5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513cm" svg:y="2.1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572cm" svg:y="2.1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63cm" svg:y="2.1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688cm" svg:y="2.1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075cm" svg:y="2.7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134cm" svg:y="2.7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192cm" svg:y="2.7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25cm" svg:y="2.7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076cm" svg:y="2.3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135cm" svg:y="2.3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193cm" svg:y="2.3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251cm" svg:y="2.3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313cm" svg:y="2.7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372cm" svg:y="2.7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43cm" svg:y="2.7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488cm" svg:y="2.7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314cm" svg:y="2.3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373cm" svg:y="2.3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431cm" svg:y="2.3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489cm" svg:y="2.3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0.875cm" svg:y="2.9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0.934cm" svg:y="2.9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0.992cm" svg:y="2.9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05cm" svg:y="2.9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0.876cm" svg:y="2.5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0.935cm" svg:y="2.5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0.993cm" svg:y="2.5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051cm" svg:y="2.5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113cm" svg:y="2.9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172cm" svg:y="2.9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23cm" svg:y="2.9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288cm" svg:y="2.9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114cm" svg:y="2.5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173cm" svg:y="2.5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231cm" svg:y="2.5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289cm" svg:y="2.5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0.676cm" svg:y="3.1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0.735cm" svg:y="3.1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0.793cm" svg:y="3.1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0.851cm" svg:y="3.1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0.677cm" svg:y="2.7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0.736cm" svg:y="2.7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0.794cm" svg:y="2.7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0.852cm" svg:y="2.7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0.914cm" svg:y="3.1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0.973cm" svg:y="3.1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031cm" svg:y="3.1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089cm" svg:y="3.1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0.915cm" svg:y="2.7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0.974cm" svg:y="2.7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032cm" svg:y="2.7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09cm" svg:y="2.7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074cm" svg:y="0.9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2.133cm" svg:y="0.9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2.191cm" svg:y="0.9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249cm" svg:y="0.9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075cm" svg:y="0.5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2.134cm" svg:y="0.5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2.192cm" svg:y="0.5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25cm" svg:y="0.5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312cm" svg:y="0.9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2.371cm" svg:y="0.9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2.429cm" svg:y="0.9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487cm" svg:y="0.9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313cm" svg:y="0.5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2.372cm" svg:y="0.5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2.43cm" svg:y="0.5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488cm" svg:y="0.5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875cm" svg:y="1.1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934cm" svg:y="1.1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992cm" svg:y="1.1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05cm" svg:y="1.1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876cm" svg:y="0.7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935cm" svg:y="0.7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993cm" svg:y="0.7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051cm" svg:y="0.7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113cm" svg:y="1.1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2.172cm" svg:y="1.1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2.23cm" svg:y="1.1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288cm" svg:y="1.1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114cm" svg:y="0.7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2.173cm" svg:y="0.7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2.231cm" svg:y="0.7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289cm" svg:y="0.7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675cm" svg:y="1.3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734cm" svg:y="1.3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792cm" svg:y="1.3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85cm" svg:y="1.3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676cm" svg:y="0.9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735cm" svg:y="0.9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793cm" svg:y="0.9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851cm" svg:y="0.9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913cm" svg:y="1.3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972cm" svg:y="1.3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2.03cm" svg:y="1.3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088cm" svg:y="1.3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914cm" svg:y="0.9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973cm" svg:y="0.9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2.031cm" svg:y="0.9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2.089cm" svg:y="0.9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476cm" svg:y="1.5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535cm" svg:y="1.5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593cm" svg:y="1.5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651cm" svg:y="1.5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477cm" svg:y="1.1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536cm" svg:y="1.1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594cm" svg:y="1.1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652cm" svg:y="1.1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714cm" svg:y="1.5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773cm" svg:y="1.5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831cm" svg:y="1.5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889cm" svg:y="1.5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715cm" svg:y="1.1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774cm" svg:y="1.1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832cm" svg:y="1.1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89cm" svg:y="1.1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275cm" svg:y="1.7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334cm" svg:y="1.7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392cm" svg:y="1.7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45cm" svg:y="1.7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276cm" svg:y="1.3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335cm" svg:y="1.3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393cm" svg:y="1.3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451cm" svg:y="1.3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513cm" svg:y="1.7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572cm" svg:y="1.7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63cm" svg:y="1.7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688cm" svg:y="1.7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514cm" svg:y="1.3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573cm" svg:y="1.3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631cm" svg:y="1.3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689cm" svg:y="1.3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076cm" svg:y="1.9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135cm" svg:y="1.9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193cm" svg:y="1.9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251cm" svg:y="1.9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077cm" svg:y="1.5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136cm" svg:y="1.5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194cm" svg:y="1.5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252cm" svg:y="1.5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314cm" svg:y="1.9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373cm" svg:y="1.9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431cm" svg:y="1.9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489cm" svg:y="1.9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315cm" svg:y="1.5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374cm" svg:y="1.5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432cm" svg:y="1.5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49cm" svg:y="1.5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0.876cm" svg:y="2.1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0.935cm" svg:y="2.1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0.993cm" svg:y="2.1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051cm" svg:y="2.1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0.877cm" svg:y="1.7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0.936cm" svg:y="1.7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0.994cm" svg:y="1.7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052cm" svg:y="1.7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114cm" svg:y="2.1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173cm" svg:y="2.1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231cm" svg:y="2.1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289cm" svg:y="2.1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115cm" svg:y="1.7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174cm" svg:y="1.7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232cm" svg:y="1.7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29cm" svg:y="1.7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0.677cm" svg:y="2.3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0.736cm" svg:y="2.3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0.794cm" svg:y="2.3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0.852cm" svg:y="2.3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0.678cm" svg:y="1.9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0.737cm" svg:y="1.9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0.795cm" svg:y="1.9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0.853cm" svg:y="1.9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0.915cm" svg:y="2.3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0.974cm" svg:y="2.3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032cm" svg:y="2.3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09cm" svg:y="2.3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0.916cm" svg:y="1.97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0.975cm" svg:y="1.97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1.033cm" svg:y="1.97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1.091cm" svg:y="1.97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973cm" svg:y="2.571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5.032cm" svg:y="2.571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5.09cm" svg:y="2.571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5.148cm" svg:y="2.571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974cm" svg:y="2.1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5.033cm" svg:y="2.1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5.091cm" svg:y="2.1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5.149cm" svg:y="2.1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5.211cm" svg:y="2.5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5.27cm" svg:y="2.5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5.328cm" svg:y="2.5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5.386cm" svg:y="2.5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5.212cm" svg:y="2.1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5.271cm" svg:y="2.1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5.329cm" svg:y="2.1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5.387cm" svg:y="2.1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774cm" svg:y="2.7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833cm" svg:y="2.7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891cm" svg:y="2.7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949cm" svg:y="2.7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775cm" svg:y="2.3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834cm" svg:y="2.3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892cm" svg:y="2.3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95cm" svg:y="2.3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5.012cm" svg:y="2.7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5.071cm" svg:y="2.7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5.129cm" svg:y="2.7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5.187cm" svg:y="2.7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5.013cm" svg:y="2.3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5.072cm" svg:y="2.3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5.13cm" svg:y="2.3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5.188cm" svg:y="2.3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574cm" svg:y="2.9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633cm" svg:y="2.9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691cm" svg:y="2.9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749cm" svg:y="2.9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575cm" svg:y="2.5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634cm" svg:y="2.5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692cm" svg:y="2.5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75cm" svg:y="2.5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812cm" svg:y="2.9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871cm" svg:y="2.9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929cm" svg:y="2.9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987cm" svg:y="2.9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813cm" svg:y="2.5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872cm" svg:y="2.5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93cm" svg:y="2.5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988cm" svg:y="2.5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375cm" svg:y="3.1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434cm" svg:y="3.1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492cm" svg:y="3.1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55cm" svg:y="3.1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376cm" svg:y="2.7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435cm" svg:y="2.7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493cm" svg:y="2.7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551cm" svg:y="2.7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613cm" svg:y="3.1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672cm" svg:y="3.1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73cm" svg:y="3.1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788cm" svg:y="3.1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614cm" svg:y="2.7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673cm" svg:y="2.7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731cm" svg:y="2.7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789cm" svg:y="2.7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174cm" svg:y="3.3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233cm" svg:y="3.3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291cm" svg:y="3.3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349cm" svg:y="3.3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175cm" svg:y="2.9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234cm" svg:y="2.9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292cm" svg:y="2.9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35cm" svg:y="2.9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412cm" svg:y="3.3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471cm" svg:y="3.3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529cm" svg:y="3.3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587cm" svg:y="3.3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413cm" svg:y="2.9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472cm" svg:y="2.9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53cm" svg:y="2.9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588cm" svg:y="2.9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3.975cm" svg:y="3.5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034cm" svg:y="3.5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092cm" svg:y="3.5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15cm" svg:y="3.5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3.976cm" svg:y="3.1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035cm" svg:y="3.1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093cm" svg:y="3.1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151cm" svg:y="3.1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213cm" svg:y="3.5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272cm" svg:y="3.5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33cm" svg:y="3.5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388cm" svg:y="3.5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214cm" svg:y="3.1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273cm" svg:y="3.1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331cm" svg:y="3.1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389cm" svg:y="3.1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3.775cm" svg:y="3.7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3.834cm" svg:y="3.7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3.892cm" svg:y="3.7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3.95cm" svg:y="3.7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3.776cm" svg:y="3.3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3.835cm" svg:y="3.3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3.893cm" svg:y="3.3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3.951cm" svg:y="3.3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013cm" svg:y="3.7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072cm" svg:y="3.7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13cm" svg:y="3.7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188cm" svg:y="3.7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014cm" svg:y="3.3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073cm" svg:y="3.3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131cm" svg:y="3.3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189cm" svg:y="3.3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3.576cm" svg:y="3.9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3.635cm" svg:y="3.9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3.693cm" svg:y="3.9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3.751cm" svg:y="3.9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3.577cm" svg:y="3.5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3.636cm" svg:y="3.5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3.694cm" svg:y="3.5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3.752cm" svg:y="3.5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3.814cm" svg:y="3.9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3.873cm" svg:y="3.9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3.931cm" svg:y="3.9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3.989cm" svg:y="3.9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3.815cm" svg:y="3.5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3.874cm" svg:y="3.5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3.932cm" svg:y="3.5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3.99cm" svg:y="3.5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974cm" svg:y="1.7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5.033cm" svg:y="1.7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5.091cm" svg:y="1.7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5.149cm" svg:y="1.77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975cm" svg:y="1.3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5.034cm" svg:y="1.3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5.092cm" svg:y="1.3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5.15cm" svg:y="1.3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5.212cm" svg:y="1.7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5.271cm" svg:y="1.7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5.329cm" svg:y="1.7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5.387cm" svg:y="1.7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5.213cm" svg:y="1.3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5.272cm" svg:y="1.3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5.33cm" svg:y="1.3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5.388cm" svg:y="1.3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775cm" svg:y="1.9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834cm" svg:y="1.9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892cm" svg:y="1.9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95cm" svg:y="1.9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776cm" svg:y="1.5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835cm" svg:y="1.5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893cm" svg:y="1.5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951cm" svg:y="1.5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5.013cm" svg:y="1.9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5.072cm" svg:y="1.9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5.13cm" svg:y="1.9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5.188cm" svg:y="1.9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5.014cm" svg:y="1.5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5.073cm" svg:y="1.5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5.131cm" svg:y="1.5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5.189cm" svg:y="1.5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575cm" svg:y="2.1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634cm" svg:y="2.1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692cm" svg:y="2.1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75cm" svg:y="2.1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576cm" svg:y="1.7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635cm" svg:y="1.7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693cm" svg:y="1.7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751cm" svg:y="1.7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813cm" svg:y="2.1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872cm" svg:y="2.1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93cm" svg:y="2.1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988cm" svg:y="2.1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814cm" svg:y="1.7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873cm" svg:y="1.7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931cm" svg:y="1.7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989cm" svg:y="1.7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376cm" svg:y="2.3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435cm" svg:y="2.3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493cm" svg:y="2.3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551cm" svg:y="2.3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377cm" svg:y="1.9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436cm" svg:y="1.9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494cm" svg:y="1.9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552cm" svg:y="1.9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614cm" svg:y="2.3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673cm" svg:y="2.3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731cm" svg:y="2.3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789cm" svg:y="2.3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615cm" svg:y="1.9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674cm" svg:y="1.9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732cm" svg:y="1.9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79cm" svg:y="1.9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175cm" svg:y="2.5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234cm" svg:y="2.5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292cm" svg:y="2.5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35cm" svg:y="2.5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176cm" svg:y="2.1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235cm" svg:y="2.1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293cm" svg:y="2.1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351cm" svg:y="2.1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413cm" svg:y="2.5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472cm" svg:y="2.5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53cm" svg:y="2.5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588cm" svg:y="2.5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414cm" svg:y="2.1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473cm" svg:y="2.1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531cm" svg:y="2.1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589cm" svg:y="2.1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3.976cm" svg:y="2.7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035cm" svg:y="2.7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093cm" svg:y="2.7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151cm" svg:y="2.7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3.977cm" svg:y="2.3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036cm" svg:y="2.3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094cm" svg:y="2.3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152cm" svg:y="2.3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214cm" svg:y="2.7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273cm" svg:y="2.7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331cm" svg:y="2.7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389cm" svg:y="2.7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215cm" svg:y="2.3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274cm" svg:y="2.3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332cm" svg:y="2.3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39cm" svg:y="2.3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3.776cm" svg:y="2.9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3.835cm" svg:y="2.9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3.893cm" svg:y="2.9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3.951cm" svg:y="2.9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3.777cm" svg:y="2.5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3.836cm" svg:y="2.5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3.894cm" svg:y="2.5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3.952cm" svg:y="2.5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014cm" svg:y="2.9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073cm" svg:y="2.9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131cm" svg:y="2.9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189cm" svg:y="2.9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015cm" svg:y="2.5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074cm" svg:y="2.5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132cm" svg:y="2.5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19cm" svg:y="2.5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3.577cm" svg:y="3.1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3.636cm" svg:y="3.1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3.694cm" svg:y="3.1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3.752cm" svg:y="3.1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3.578cm" svg:y="2.7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3.637cm" svg:y="2.7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3.695cm" svg:y="2.7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3.753cm" svg:y="2.7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3.815cm" svg:y="3.1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3.874cm" svg:y="3.1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3.932cm" svg:y="3.1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3.99cm" svg:y="3.1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3.816cm" svg:y="2.77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3.875cm" svg:y="2.77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3.933cm" svg:y="2.77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3.991cm" svg:y="2.77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975cm" svg:y="0.9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5.034cm" svg:y="0.9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5.092cm" svg:y="0.9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5.15cm" svg:y="0.9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976cm" svg:y="0.5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5.035cm" svg:y="0.5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5.093cm" svg:y="0.5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5.151cm" svg:y="0.5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5.213cm" svg:y="0.9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5.272cm" svg:y="0.9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5.33cm" svg:y="0.9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5.388cm" svg:y="0.9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5.214cm" svg:y="0.5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5.273cm" svg:y="0.5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5.331cm" svg:y="0.5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5.389cm" svg:y="0.5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776cm" svg:y="1.1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835cm" svg:y="1.1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893cm" svg:y="1.1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951cm" svg:y="1.1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777cm" svg:y="0.7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836cm" svg:y="0.7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894cm" svg:y="0.7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952cm" svg:y="0.7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5.014cm" svg:y="1.1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5.073cm" svg:y="1.1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5.131cm" svg:y="1.1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5.189cm" svg:y="1.1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5.015cm" svg:y="0.7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5.074cm" svg:y="0.7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5.132cm" svg:y="0.7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5.19cm" svg:y="0.7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576cm" svg:y="1.3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635cm" svg:y="1.3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693cm" svg:y="1.3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751cm" svg:y="1.3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577cm" svg:y="0.9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636cm" svg:y="0.9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694cm" svg:y="0.9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752cm" svg:y="0.9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814cm" svg:y="1.3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873cm" svg:y="1.3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931cm" svg:y="1.3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989cm" svg:y="1.3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815cm" svg:y="0.9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874cm" svg:y="0.9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932cm" svg:y="0.9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99cm" svg:y="0.9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377cm" svg:y="1.5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436cm" svg:y="1.5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494cm" svg:y="1.5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552cm" svg:y="1.5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378cm" svg:y="1.1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437cm" svg:y="1.1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495cm" svg:y="1.1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553cm" svg:y="1.1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615cm" svg:y="1.5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674cm" svg:y="1.5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732cm" svg:y="1.5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79cm" svg:y="1.5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616cm" svg:y="1.17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675cm" svg:y="1.17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733cm" svg:y="1.17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791cm" svg:y="1.17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176cm" svg:y="1.7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235cm" svg:y="1.7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293cm" svg:y="1.7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351cm" svg:y="1.77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177cm" svg:y="1.3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236cm" svg:y="1.3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294cm" svg:y="1.3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352cm" svg:y="1.3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414cm" svg:y="1.7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473cm" svg:y="1.7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531cm" svg:y="1.7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589cm" svg:y="1.7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415cm" svg:y="1.3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474cm" svg:y="1.3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532cm" svg:y="1.3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59cm" svg:y="1.3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3.977cm" svg:y="1.9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036cm" svg:y="1.9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094cm" svg:y="1.9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152cm" svg:y="1.9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3.978cm" svg:y="1.5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037cm" svg:y="1.5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095cm" svg:y="1.5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153cm" svg:y="1.5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215cm" svg:y="1.9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274cm" svg:y="1.9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332cm" svg:y="1.9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39cm" svg:y="1.9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216cm" svg:y="1.57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275cm" svg:y="1.57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333cm" svg:y="1.57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391cm" svg:y="1.57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3.777cm" svg:y="2.1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3.836cm" svg:y="2.1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3.894cm" svg:y="2.1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3.952cm" svg:y="2.1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3.778cm" svg:y="1.7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3.837cm" svg:y="1.7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3.895cm" svg:y="1.7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3.953cm" svg:y="1.7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015cm" svg:y="2.1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074cm" svg:y="2.1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132cm" svg:y="2.1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19cm" svg:y="2.1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016cm" svg:y="1.77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075cm" svg:y="1.77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4.133cm" svg:y="1.77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4.191cm" svg:y="1.77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3.578cm" svg:y="2.3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3.637cm" svg:y="2.3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3.695cm" svg:y="2.3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3.753cm" svg:y="2.3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3.579cm" svg:y="1.97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3.638cm" svg:y="1.97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3.696cm" svg:y="1.97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3.754cm" svg:y="1.97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3.816cm" svg:y="2.37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3.875cm" svg:y="2.37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3.933cm" svg:y="2.37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3.991cm" svg:y="2.37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3.817cm" svg:y="1.978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3.876cm" svg:y="1.978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03cm" svg:height="0.508cm" svg:x="3.934cm" svg:y="1.978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204cm" svg:height="0.508cm" svg:x="3.992cm" svg:y="1.978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589.2529488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5-06T03:26:56.122297867</dc:date>
    <meta:editing-duration>PT7H59M23S</meta:editing-duration>
    <meta:editing-cycles>57</meta:editing-cycles>
    <meta:document-statistic meta:object-count="768"/>
  </office:meta>
</office:document-meta>
</file>